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33% 58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4cm" svg:y1="1.749cm" svg:x2="3.754cm" svg:y2="8.523cm">
          <text:p text:style-name="P2"/>
        </draw:line>
        <draw:line draw:style-name="gr1" draw:text-style-name="P1" draw:layer="layout" svg:x1="12.164cm" svg:y1="8.523cm" svg:x2="3.754cm" svg:y2="8.524cm">
          <text:p text:style-name="P2"/>
        </draw:line>
        <draw:line draw:style-name="gr1" draw:text-style-name="P1" draw:layer="layout" svg:x1="3.901cm" svg:y1="7.668cm" svg:x2="3.774cm" svg:y2="7.682cm">
          <text:p text:style-name="P2"/>
        </draw:line>
        <draw:line draw:style-name="gr1" draw:text-style-name="P1" draw:layer="layout" svg:x1="5.457cm" svg:y1="8.339cm" svg:x2="5.457cm" svg:y2="8.509cm">
          <text:p text:style-name="P2"/>
        </draw:line>
        <draw:line draw:style-name="gr1" draw:text-style-name="P1" draw:layer="layout" svg:x1="6.315cm" svg:y1="8.339cm" svg:x2="6.315cm" svg:y2="8.509cm">
          <text:p text:style-name="P2"/>
        </draw:line>
        <draw:line draw:style-name="gr1" draw:text-style-name="P1" draw:layer="layout" svg:x1="7.159cm" svg:y1="8.339cm" svg:x2="7.159cm" svg:y2="8.509cm">
          <text:p text:style-name="P2"/>
        </draw:line>
        <draw:line draw:style-name="gr1" draw:text-style-name="P1" draw:layer="layout" svg:x1="8.017cm" svg:y1="8.339cm" svg:x2="8.017cm" svg:y2="8.509cm">
          <text:p text:style-name="P2"/>
        </draw:line>
        <draw:line draw:style-name="gr1" draw:text-style-name="P1" draw:layer="layout" svg:x1="8.889cm" svg:y1="8.339cm" svg:x2="8.889cm" svg:y2="8.509cm">
          <text:p text:style-name="P2"/>
        </draw:line>
        <draw:line draw:style-name="gr1" draw:text-style-name="P1" draw:layer="layout" svg:x1="9.747cm" svg:y1="8.339cm" svg:x2="9.747cm" svg:y2="8.509cm">
          <text:p text:style-name="P2"/>
        </draw:line>
        <draw:line draw:style-name="gr1" draw:text-style-name="P1" draw:layer="layout" svg:x1="10.589cm" svg:y1="8.339cm" svg:x2="10.589cm" svg:y2="8.509cm">
          <text:p text:style-name="P2"/>
        </draw:line>
        <draw:line draw:style-name="gr1" draw:text-style-name="P1" draw:layer="layout" svg:x1="11.431cm" svg:y1="8.339cm" svg:x2="11.431cm" svg:y2="8.509cm">
          <text:p text:style-name="P2"/>
        </draw:line>
        <draw:line draw:style-name="gr1" draw:text-style-name="P1" draw:layer="layout" svg:x1="4.613cm" svg:y1="8.339cm" svg:x2="4.613cm" svg:y2="8.509cm">
          <text:p text:style-name="P2"/>
        </draw:line>
        <draw:line draw:style-name="gr1" draw:text-style-name="P1" draw:layer="layout" svg:x1="3.902cm" svg:y1="6.838cm" svg:x2="3.775cm" svg:y2="6.852cm">
          <text:p text:style-name="P2"/>
        </draw:line>
        <draw:line draw:style-name="gr1" draw:text-style-name="P1" draw:layer="layout" svg:x1="3.903cm" svg:y1="6.838cm" svg:x2="3.776cm" svg:y2="6.852cm">
          <text:p text:style-name="P2"/>
        </draw:line>
        <draw:line draw:style-name="gr1" draw:text-style-name="P1" draw:layer="layout" svg:x1="3.904cm" svg:y1="6.01cm" svg:x2="3.777cm" svg:y2="6.024cm">
          <text:p text:style-name="P2"/>
        </draw:line>
        <draw:line draw:style-name="gr1" draw:text-style-name="P1" draw:layer="layout" svg:x1="3.905cm" svg:y1="5.138cm" svg:x2="3.778cm" svg:y2="5.152cm">
          <text:p text:style-name="P2"/>
        </draw:line>
        <draw:line draw:style-name="gr1" draw:text-style-name="P1" draw:layer="layout" svg:x1="3.906cm" svg:y1="4.31cm" svg:x2="3.779cm" svg:y2="4.324cm">
          <text:p text:style-name="P2"/>
        </draw:line>
        <draw:line draw:style-name="gr1" draw:text-style-name="P1" draw:layer="layout" svg:x1="3.907cm" svg:y1="3.48cm" svg:x2="3.78cm" svg:y2="3.494cm">
          <text:p text:style-name="P2"/>
        </draw:line>
        <draw:line draw:style-name="gr1" draw:text-style-name="P1" draw:layer="layout" svg:x1="3.908cm" svg:y1="2.638cm" svg:x2="3.781cm" svg:y2="2.652cm">
          <text:p text:style-name="P2"/>
        </draw:line>
        <draw:frame draw:style-name="gr2" draw:layer="layout" svg:width="2.16cm" svg:height="0.962cm" svg:x="6.899cm" svg:y="8.933cm">
          <draw:text-box>
            <text:p text:style-name="P2"><text:span text:style-name="T1">T</text:span> (<text:span text:style-name="T2">o</text:span>C)</text:p>
          </draw:text-box>
        </draw:frame>
        <draw:frame draw:style-name="gr2" draw:layer="layout" svg:width="2.758cm" svg:height="0.962cm" draw:transform="rotate (1.57236712312139) translate (2.071cm 6.588cm)">
          <draw:text-box>
            <text:p text:style-name="P2"><text:span text:style-name="T1">P</text:span> (kbar)</text:p>
          </draw:text-box>
        </draw:frame>
        <draw:frame draw:style-name="gr2" draw:text-style-name="P3" draw:layer="layout" svg:width="1.107cm" svg:height="0.725cm" svg:x="3.23cm" svg:y="8.494cm">
          <draw:text-box>
            <text:p text:style-name="P2"><text:span text:style-name="T3">-50</text:span></text:p>
          </draw:text-box>
        </draw:frame>
        <draw:frame draw:style-name="gr2" draw:text-style-name="P3" draw:layer="layout" svg:width="1.107cm" svg:height="0.725cm" svg:x="4.089cm" svg:y="8.495cm">
          <draw:text-box>
            <text:p text:style-name="P2"><text:span text:style-name="T3">-40</text:span></text:p>
          </draw:text-box>
        </draw:frame>
        <draw:frame draw:style-name="gr2" draw:text-style-name="P3" draw:layer="layout" svg:width="1.107cm" svg:height="0.725cm" svg:x="4.931cm" svg:y="8.495cm">
          <draw:text-box>
            <text:p text:style-name="P2"><text:span text:style-name="T3">-30</text:span></text:p>
          </draw:text-box>
        </draw:frame>
        <draw:frame draw:style-name="gr2" draw:text-style-name="P3" draw:layer="layout" svg:width="1.112cm" svg:height="0.725cm" svg:x="5.79cm" svg:y="8.496cm">
          <draw:text-box>
            <text:p text:style-name="P2"><text:span text:style-name="T3">-20</text:span></text:p>
          </draw:text-box>
        </draw:frame>
        <draw:frame draw:style-name="gr2" draw:text-style-name="P3" draw:layer="layout" svg:width="1.112cm" svg:height="0.725cm" svg:x="6.662cm" svg:y="8.497cm">
          <draw:text-box>
            <text:p text:style-name="P2"><text:span text:style-name="T3">-10</text:span></text:p>
          </draw:text-box>
        </draw:frame>
        <draw:frame draw:style-name="gr2" draw:text-style-name="P3" draw:layer="layout" svg:width="0.739cm" svg:height="0.725cm" svg:x="7.662cm" svg:y="8.498cm">
          <draw:text-box>
            <text:p text:style-name="P2"><text:span text:style-name="T3">0</text:span></text:p>
          </draw:text-box>
        </draw:frame>
        <draw:frame draw:style-name="gr2" draw:text-style-name="P3" draw:layer="layout" svg:width="0.976cm" svg:height="0.725cm" svg:x="8.377cm" svg:y="8.499cm">
          <draw:text-box>
            <text:p text:style-name="P2"><text:span text:style-name="T3">10</text:span></text:p>
          </draw:text-box>
        </draw:frame>
        <draw:frame draw:style-name="gr2" draw:text-style-name="P3" draw:layer="layout" svg:width="0.976cm" svg:height="0.725cm" svg:x="9.263cm" svg:y="8.5cm">
          <draw:text-box>
            <text:p text:style-name="P2"><text:span text:style-name="T3">20</text:span></text:p>
          </draw:text-box>
        </draw:frame>
        <draw:frame draw:style-name="gr2" draw:text-style-name="P3" draw:layer="layout" svg:width="0.972cm" svg:height="0.725cm" svg:x="10.091cm" svg:y="8.501cm">
          <draw:text-box>
            <text:p text:style-name="P2"><text:span text:style-name="T3">30</text:span></text:p>
          </draw:text-box>
        </draw:frame>
        <draw:frame draw:style-name="gr2" draw:text-style-name="P3" draw:layer="layout" svg:width="0.972cm" svg:height="0.725cm" svg:x="10.949cm" svg:y="8.502cm">
          <draw:text-box>
            <text:p text:style-name="P2"><text:span text:style-name="T3">40</text:span></text:p>
          </draw:text-box>
        </draw:frame>
        <draw:frame draw:style-name="gr2" draw:text-style-name="P3" draw:layer="layout" svg:width="0.972cm" svg:height="0.725cm" svg:x="11.719cm" svg:y="8.503cm">
          <draw:text-box>
            <text:p text:style-name="P2"><text:span text:style-name="T3">50</text:span></text:p>
          </draw:text-box>
        </draw:frame>
        <draw:frame draw:style-name="gr2" draw:text-style-name="P3" draw:layer="layout" svg:width="0.739cm" svg:height="0.725cm" svg:x="3.121cm" svg:y="8.099cm">
          <draw:text-box>
            <text:p text:style-name="P2"><text:span text:style-name="T3">0</text:span></text:p>
          </draw:text-box>
        </draw:frame>
        <draw:frame draw:style-name="gr2" draw:text-style-name="P3" draw:layer="layout" svg:width="0.739cm" svg:height="0.725cm" svg:x="3.093cm" svg:y="7.342cm">
          <draw:text-box>
            <text:p text:style-name="P2"><text:span text:style-name="T3">2</text:span></text:p>
          </draw:text-box>
        </draw:frame>
        <draw:frame draw:style-name="gr2" draw:text-style-name="P3" draw:layer="layout" svg:width="0.735cm" svg:height="0.725cm" svg:x="3.094cm" svg:y="6.513cm">
          <draw:text-box>
            <text:p text:style-name="P2"><text:span text:style-name="T3">4</text:span></text:p>
          </draw:text-box>
        </draw:frame>
        <draw:frame draw:style-name="gr2" draw:text-style-name="P3" draw:layer="layout" svg:width="0.735cm" svg:height="0.725cm" svg:x="3.095cm" svg:y="5.658cm">
          <draw:text-box>
            <text:p text:style-name="P2"><text:span text:style-name="T3">6</text:span></text:p>
          </draw:text-box>
        </draw:frame>
        <draw:frame draw:style-name="gr2" draw:text-style-name="P3" draw:layer="layout" svg:width="0.735cm" svg:height="0.725cm" svg:x="3.096cm" svg:y="4.815cm">
          <draw:text-box>
            <text:p text:style-name="P2"><text:span text:style-name="T3">8</text:span></text:p>
          </draw:text-box>
        </draw:frame>
        <draw:frame draw:style-name="gr2" draw:text-style-name="P3" draw:layer="layout" svg:width="0.976cm" svg:height="0.725cm" svg:x="2.883cm" svg:y="4.002cm">
          <draw:text-box>
            <text:p text:style-name="P2"><text:span text:style-name="T3">10</text:span></text:p>
          </draw:text-box>
        </draw:frame>
        <draw:frame draw:style-name="gr2" draw:text-style-name="P3" draw:layer="layout" svg:width="0.976cm" svg:height="0.725cm" svg:x="2.883cm" svg:y="3.117cm">
          <draw:text-box>
            <text:p text:style-name="P2"><text:span text:style-name="T3">12</text:span></text:p>
          </draw:text-box>
        </draw:frame>
        <draw:frame draw:style-name="gr2" draw:text-style-name="P3" draw:layer="layout" svg:width="0.972cm" svg:height="0.725cm" svg:x="2.855cm" svg:y="2.29cm">
          <draw:text-box>
            <text:p text:style-name="P2"><text:span text:style-name="T3">14</text:span></text:p>
          </draw:text-box>
        </draw:frame>
        <draw:path draw:style-name="gr3" draw:text-style-name="P1" draw:layer="layout" svg:width="8.311cm" svg:height="4.98cm" svg:x="3.782cm" svg:y="2.61cm" svg:viewBox="0 0 8312 4981" svg:d="m0 4967c311 14 367 0 367 0l1242-14 748 28 127-225 155-198c0 0 56-99 56-85s254-183 254-169 438-282 424-282 423-311 423-311l212-268 42-197 677-297 1412-846c0 0 917-734 903-734s889-847 889-847l381-522">
          <text:p text:style-name="P2"/>
        </draw:path>
        <draw:path draw:style-name="gr3" draw:text-style-name="P1" draw:layer="layout" svg:width="1.904cm" svg:height="0.931cm" svg:x="6.111cm" svg:y="7.577cm" svg:viewBox="0 0 1905 932" svg:d="m1905 932c-424-226-438-226-438-226l-607-282-860-424">
          <text:p text:style-name="P2"/>
        </draw:path>
        <draw:path draw:style-name="gr3" draw:text-style-name="P1" draw:layer="layout" svg:width="0.676cm" svg:height="0.563cm" svg:x="5.165cm" svg:y="6.999cm" svg:viewBox="0 0 677 564" svg:d="m0 564c677-550 677-564 677-564">
          <text:p text:style-name="P2"/>
        </draw:path>
        <draw:path draw:style-name="gr3" draw:text-style-name="P1" draw:layer="layout" svg:width="2.722cm" svg:height="0.662cm" svg:x="3.726cm" svg:y="6.406cm" svg:viewBox="0 0 2723 663" svg:d="m0 0c522 169 790 226 790 240s889 268 889 268c0 0 423 85 437 85s607 70 607 70">
          <text:p text:style-name="P2"/>
        </draw:path>
        <draw:path draw:style-name="gr3" draw:text-style-name="P1" draw:layer="layout" svg:width="4.091cm" svg:height="0.013cm" svg:x="3.754cm" svg:y="5.87cm" svg:viewBox="0 0 4092 14" svg:d="m0 0c4078 0 4092 14 4092 14">
          <text:p text:style-name="P2"/>
        </draw:path>
        <draw:frame draw:style-name="gr2" draw:layer="layout" svg:width="1.984cm" svg:height="0.962cm" svg:x="8.869cm" svg:y="6.189cm">
          <draw:text-box>
            <text:p text:style-name="P2">liquid</text:p>
          </draw:text-box>
        </draw:frame>
        <draw:frame draw:style-name="gr2" draw:layer="layout" svg:width="1.103cm" svg:height="0.962cm" svg:x="8.698cm" svg:y="3.189cm">
          <draw:text-box>
            <text:p text:style-name="P2">VI</text:p>
          </draw:text-box>
        </draw:frame>
        <draw:frame draw:style-name="gr2" draw:layer="layout" svg:width="0.925cm" svg:height="0.962cm" svg:x="5.399cm" svg:y="5.889cm">
          <draw:text-box>
            <text:p text:style-name="P2">V</text:p>
          </draw:text-box>
        </draw:frame>
        <draw:frame draw:style-name="gr2" draw:layer="layout" svg:width="0.858cm" svg:height="0.962cm" svg:x="4cm" svg:y="6.689cm">
          <draw:text-box>
            <text:p text:style-name="P2">II</text:p>
          </draw:text-box>
        </draw:frame>
        <draw:frame draw:style-name="gr2" draw:layer="layout" svg:width="0.68cm" svg:height="0.962cm" svg:x="4.6cm" svg:y="7.489cm">
          <draw:text-box>
            <text:p text:style-name="P2">I</text:p>
          </draw:text-box>
        </draw:frame>
        <draw:frame draw:style-name="gr2" draw:layer="layout" svg:width="1.035cm" svg:height="0.962cm" svg:x="5.444cm" svg:y="6.845cm">
          <draw:text-box>
            <text:p text:style-name="P2">III</text:p>
          </draw:text-box>
        </draw:frame>
        <draw:line draw:style-name="gr4" draw:text-style-name="P1" draw:layer="layout" svg:x1="7.319cm" svg:y1="3.204cm" svg:x2="7.319cm" svg:y2="8.6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ussi Eloranta</meta:initial-creator>
    <meta:creation-date>2008-06-06T09:18:45</meta:creation-date>
    <dc:creator>Jussi Eloranta</dc:creator>
    <dc:date>2008-10-23T14:04:45</dc:date>
    <meta:editing-cycles>14</meta:editing-cycles>
    <meta:editing-duration>PT30M8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